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" style:family="graphic" style:parent-style-name="standard">
      <style:graphic-properties draw:stroke="none" svg:stroke-color="#ff4000" draw:fill="none" draw:fill-color="#ffffff" fo:min-height="2.6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83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468a1a" draw:fill-color="#468a1a" draw:textarea-horizontal-align="justify" draw:textarea-vertical-align="middle" draw:auto-grow-height="false" fo:min-height="1.972cm" fo:min-width="0.135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199cm" fo:min-width="0cm" fo:wrap-option="wrap"/>
    </style:style>
    <style:style style:name="gr7" style:family="graphic" style:parent-style-name="objectwithoutfill">
      <style:graphic-properties svg:stroke-color="#000000" draw:fill="none" draw:fill-color="#000000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 fo:wrap-option="wrap"/>
    </style:style>
    <style:style style:name="gr9" style:family="graphic" style:parent-style-name="standard">
      <style:graphic-properties svg:stroke-color="#000000" draw:fill-color="#f6f9d4" draw:textarea-horizontal-align="justify" draw:textarea-vertical-align="middle" draw:auto-grow-height="false" fo:min-height="5.363cm" fo:min-width="4.89cm" fo:wrap-option="wrap"/>
    </style:style>
    <style:style style:name="gr10" style:family="graphic" style:parent-style-name="objectwithoutfill">
      <style:graphic-properties svg:stroke-color="#ff4000" draw:fill="none" draw:textarea-vertical-align="middle"/>
    </style:style>
    <style:style style:name="gr11" style:family="graphic" style:parent-style-name="standard">
      <style:graphic-properties svg:stroke-color="#ff4000" draw:textarea-horizontal-align="justify" draw:textarea-vertical-align="middle" draw:auto-grow-height="false" fo:min-height="0.083cm" fo:min-width="0cm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16" style:family="graphic" style:parent-style-name="standard">
      <style:graphic-properties draw:fill-color="#158466" draw:textarea-horizontal-align="justify" draw:textarea-vertical-align="middle" draw:auto-grow-height="false" fo:min-height="0.199cm" fo:min-width="0cm" fo:wrap-option="wrap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199cm" fo:min-width="0cm" fo:wrap-option="wrap"/>
    </style:style>
    <style:style style:name="gr18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co1" style:family="table-column">
      <style:table-column-properties style:column-width="1.479cm" style:use-optimal-column-width="false"/>
    </style:style>
    <style:style style:name="co2" style:family="table-column">
      <style:table-column-properties style:column-width="1.496cm" style:use-optimal-column-width="false"/>
    </style:style>
    <style:style style:name="co3" style:family="table-column">
      <style:table-column-properties style:column-width="1.832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1.362cm" style:use-optimal-column-width="false"/>
    </style:style>
    <style:style style:name="co6" style:family="table-column">
      <style:table-column-properties style:column-width="1.229cm" style:use-optimal-column-width="false"/>
    </style:style>
    <style:style style:name="co7" style:family="table-column">
      <style:table-column-properties style:column-width="1.46cm" style:use-optimal-column-width="false"/>
    </style:style>
    <style:style style:name="co8" style:family="table-column">
      <style:table-column-properties style:column-width="1.498cm" style:use-optimal-column-width="false"/>
    </style:style>
    <style:style style:name="co9" style:family="table-column">
      <style:table-column-properties style:column-width="1.153cm" style:use-optimal-column-width="false"/>
    </style:style>
    <style:style style:name="co10" style:family="table-column">
      <style:table-column-properties style:column-width="1.459cm" style:use-optimal-column-width="false"/>
    </style:style>
    <style:style style:name="co11" style:family="table-column">
      <style:table-column-properties style:column-width="0.884cm" style:use-optimal-column-width="false"/>
    </style:style>
    <style:style style:name="co12" style:family="table-column">
      <style:table-column-properties style:column-width="1.757cm" style:use-optimal-column-width="false"/>
    </style:style>
    <style:style style:name="co13" style:family="table-column">
      <style:table-column-properties style:column-width="1.974cm" style:use-optimal-column-width="false"/>
    </style:style>
    <style:style style:name="co14" style:family="table-column">
      <style:table-column-properties style:column-width="1.715cm" style:use-optimal-column-width="false"/>
    </style:style>
    <style:style style:name="co15" style:family="table-column">
      <style:table-column-properties style:column-width="1.224cm" style:use-optimal-column-width="false"/>
    </style:style>
    <style:style style:name="co16" style:family="table-column">
      <style:table-column-properties style:column-width="1.243cm" style:use-optimal-column-width="false"/>
    </style:style>
    <style:style style:name="co17" style:family="table-column">
      <style:table-column-properties style:column-width="4.665cm" style:use-optimal-column-width="false"/>
    </style:style>
    <style:style style:name="co18" style:family="table-column">
      <style:table-column-properties style:column-width="4.666cm" style:use-optimal-column-width="false"/>
    </style:style>
    <style:style style:name="co19" style:family="table-column">
      <style:table-column-properties style:column-width="1.347cm" style:use-optimal-column-width="false"/>
    </style:style>
    <style:style style:name="co20" style:family="table-column">
      <style:table-column-properties style:column-width="1.522cm" style:use-optimal-column-width="false"/>
    </style:style>
    <style:style style:name="co21" style:family="table-column">
      <style:table-column-properties style:column-width="1.679cm" style:use-optimal-column-width="false"/>
    </style:style>
    <style:style style:name="co22" style:family="table-column">
      <style:table-column-properties style:column-width="1.835cm" style:use-optimal-column-width="false"/>
    </style:style>
    <style:style style:name="co23" style:family="table-column">
      <style:table-column-properties style:column-width="1.953cm" style:use-optimal-column-width="false"/>
    </style:style>
    <style:style style:name="co24" style:family="table-column">
      <style:table-column-properties style:column-width="1.64cm" style:use-optimal-column-width="false"/>
    </style:style>
    <style:style style:name="co25" style:family="table-column">
      <style:table-column-properties style:column-width="1.875cm" style:use-optimal-column-width="false"/>
    </style:style>
    <style:style style:name="co26" style:family="table-column">
      <style:table-column-properties style:column-width="1.72cm" style:use-optimal-column-width="false"/>
    </style:style>
    <style:style style:name="ro1" style:family="table-row">
      <style:table-row-properties style:row-height="1.345cm" style:use-optimal-row-height="false"/>
    </style:style>
    <style:style style:name="ro2" style:family="table-row">
      <style:table-row-properties style:row-height="1.996cm" style:use-optimal-row-height="false"/>
    </style:style>
    <style:style style:name="ro3" style:family="table-row">
      <style:table-row-properties style:row-height="2.003cm" style:use-optimal-row-height="false"/>
    </style:style>
    <style:style style:name="ro4" style:family="table-row">
      <style:table-row-properties style:row-height="1.798cm" style:use-optimal-row-height="false"/>
    </style:style>
    <style:style style:name="ro5" style:family="table-row">
      <style:table-row-properties style:row-height="1.619cm" style:use-optimal-row-height="false"/>
    </style:style>
    <style:style style:name="ro6" style:family="table-row">
      <style:table-row-properties style:row-height="1.999cm" style:use-optimal-row-height="false"/>
    </style:style>
    <style:style style:name="ro7" style:family="table-row">
      <style:table-row-properties style:row-height="1.932cm" style:use-optimal-row-height="false"/>
    </style:style>
    <style:style style:name="ro8" style:family="table-row">
      <style:table-row-properties style:row-height="0.985cm" style:use-optimal-row-height="false"/>
    </style:style>
    <style:style style:name="ro9" style:family="table-row">
      <style:table-row-properties style:row-height="1.156cm" style:use-optimal-row-height="false"/>
    </style:style>
    <style:style style:name="ce1" style:family="table-cell">
      <style:text-properties fo:font-size="9pt" style:font-size-asian="9pt" style:font-size-complex="9pt"/>
    </style:style>
    <style:style style:name="ce2" style:family="table-cell">
      <style:text-properties fo:font-size="10.5pt" style:font-size-asian="10.5pt" style:font-size-complex="10.5pt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paragraph-properties fo:margin-left="0cm" fo:margin-right="0cm" fo:margin-top="0cm" fo:margin-bottom="0cm" fo:line-height="100%" fo:text-indent="0cm"/>
      <style:text-properties fo:font-size="10.5pt" style:font-size-asian="10.5pt" style:font-size-complex="10.5pt"/>
    </style:style>
    <style:style style:name="ce5" style:family="table-cell"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>
      <style:text-properties fo:font-size="14pt" style:font-size-asian="14pt" style:font-size-complex="14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468a1a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6f9d4"/>
      <style:paragraph-properties fo:text-align="center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style:font-size-asian="9pt" style:font-size-complex="9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0.5pt" style:font-size-asian="10.5pt" style:font-size-complex="10.5pt"/>
    </style:style>
    <style:style style:name="P13" style:family="paragraph">
      <loext:graphic-properties draw:fill-color="#158466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text-properties fo:font-size="18pt"/>
    </style:style>
    <style:style style:name="P16" style:family="paragraph">
      <style:text-properties fo:font-size="18pt" style:font-size-asian="10.5pt" style:font-size-complex="10.5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8pt" style:font-size-asian="10.5pt" style:font-size-complex="10.5pt"/>
    </style:style>
    <style:style style:name="P18" style:family="paragraph">
      <style:text-properties fo:font-size="18pt" fo:font-weight="bold" style:font-size-asian="10.5pt" style:font-weight-asian="bold" style:font-size-complex="10.5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c9211e" loext:opacity="100%" fo:font-size="9pt" style:font-size-asian="9pt" style:font-size-complex="9pt"/>
    </style:style>
    <style:style style:name="T7" style:family="text">
      <style:text-properties fo:color="#c9211e" loext:opacity="100%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445cm" svg:height="1.587cm" svg:x="14.77cm" svg:y="22.19cm">
            <draw:text-box>
              <text:p>- VDC</text:p>
            </draw:text-box>
          </draw:frame>
          <draw:frame draw:style-name="gr2" draw:text-style-name="P1" draw:layer="layout" svg:width="4.762cm" svg:height="2.858cm" svg:x="4.98cm" svg:y="21.972cm">
            <draw:text-box>
              <text:p>+3.3 VDC</text:p>
              <text:p>MCP23017</text:p>
            </draw:text-box>
          </draw:frame>
          <draw:g>
            <draw:custom-shape draw:style-name="gr3" draw:text-style-name="P2" draw:layer="layout" svg:width="0.999cm" svg:height="0.999cm" draw:transform="rotate (-3.08923277602996) translate (14.459cm 6.0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3" draw:layer="layout" svg:x1="13.382cm" svg:y1="6.08cm" svg:x2="14.652cm" svg:y2="6.08cm">
              <text:p/>
            </draw:line>
            <draw:line draw:style-name="gr4" draw:text-style-name="P3" draw:layer="layout" svg:x1="13.999cm" svg:y1="6.08cm" svg:x2="13.999cm" svg:y2="7.985cm">
              <text:p/>
            </draw:line>
            <draw:line draw:style-name="gr4" draw:text-style-name="P3" draw:layer="layout" svg:x1="13.917cm" svg:y1="5.127cm" svg:x2="13.917cm" svg:y2="2.587cm">
              <text:p/>
            </draw:line>
          </draw:g>
          <draw:g>
            <draw:custom-shape draw:style-name="gr5" draw:text-style-name="P4" draw:layer="layout" svg:width="0.635cm" svg:height="2.222cm" svg:x="13.7cm" svg:y="9.57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3" draw:layer="layout" svg:x1="14.017cm" svg:y1="9.572cm" svg:x2="14.017cm" svg:y2="7.984cm">
              <text:p/>
            </draw:line>
            <draw:line draw:style-name="gr4" draw:text-style-name="P3" draw:layer="layout" svg:x1="14.017cm" svg:y1="11.794cm" svg:x2="14.017cm" svg:y2="13.382cm">
              <text:p/>
            </draw:line>
          </draw:g>
          <draw:custom-shape draw:style-name="gr6" draw:text-style-name="P5" draw:layer="layout" svg:width="0.535cm" svg:height="0.635cm" svg:x="13.7cm" svg:y="1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5" draw:text-style-name="P4" draw:layer="layout" svg:width="0.635cm" svg:height="2.222cm" svg:x="4.127cm" svg:y="18.145cm">
                <text:p/>
                <draw:enhanced-geometry svg:viewBox="0 0 21600 21600" draw:type="rectangle" draw:enhanced-path="M 0 0 L 21600 0 21600 21600 0 21600 0 0 Z N"/>
              </draw:custom-shape>
              <draw:line draw:style-name="gr4" draw:text-style-name="P3" draw:layer="layout" svg:x1="4.444cm" svg:y1="18.145cm" svg:x2="4.444cm" svg:y2="16.557cm">
                <text:p/>
              </draw:line>
              <draw:line draw:style-name="gr4" draw:text-style-name="P3" draw:layer="layout" svg:x1="4.444cm" svg:y1="20.367cm" svg:x2="4.444cm" svg:y2="21.955cm">
                <text:p/>
              </draw:line>
            </draw:g>
            <draw:custom-shape draw:style-name="gr6" draw:text-style-name="P5" draw:layer="layout" svg:width="0.535cm" svg:height="0.635cm" svg:x="4.227cm" svg:y="21.955cm">
              <text:p/>
  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6" draw:layer="layout" svg:x1="14.008cm" svg:y1="20.579cm" svg:x2="14.008cm" svg:y2="22.596cm">
            <text:p/>
          </draw:line>
          <draw:custom-shape draw:style-name="gr8" draw:text-style-name="P7" draw:layer="layout" svg:width="0.635cm" svg:height="0.635cm" svg:x="13.717cm" svg:y="22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3.175cm" svg:height="1.587cm" svg:x="14.787cm" svg:y="1.87cm">
            <draw:text-box>
              <text:p>+5 VDC</text:p>
            </draw:text-box>
          </draw:frame>
          <draw:g>
            <draw:custom-shape draw:style-name="gr9" draw:text-style-name="P8" draw:layer="layout" svg:width="7.62cm" svg:height="7.937cm" svg:x="6.08cm" svg:y="12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3" draw:layer="layout" svg:x1="9.319cm" svg:y1="17.747cm" svg:x2="12.43cm" svg:y2="19.415cm">
              <text:p/>
            </draw:line>
            <draw:custom-shape draw:style-name="gr11" draw:text-style-name="P2" draw:layer="layout" svg:width="0.999cm" svg:height="0.999cm" draw:transform="rotate (-2.0943951023932) translate (11.43cm 18.30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0" draw:text-style-name="P3" draw:layer="layout" svg:x1="9.255cm" svg:y1="14.017cm" svg:x2="9.255cm" svg:y2="18.78cm">
              <text:p/>
            </draw:line>
            <draw:line draw:style-name="gr10" draw:text-style-name="P3" draw:layer="layout" svg:x1="12.747cm" svg:y1="13.7cm" svg:x2="9.155cm" svg:y2="15.287cm">
              <text:p/>
            </draw:line>
            <draw:line draw:style-name="gr10" draw:text-style-name="P3" draw:layer="layout" svg:x1="9.255cm" svg:y1="16.557cm" svg:x2="6.08cm" svg:y2="16.557cm">
              <text:p/>
            </draw:line>
            <draw:frame draw:style-name="gr12" draw:text-style-name="P1" draw:layer="layout" svg:width="0.953cm" svg:height="1.27cm" svg:x="9.357cm" svg:y="13.927cm">
              <draw:text-box>
                <text:p>C</text:p>
              </draw:text-box>
            </draw:frame>
            <draw:frame draw:style-name="gr13" draw:text-style-name="P1" draw:layer="layout" svg:width="0.953cm" svg:height="0.962cm" svg:x="9.372cm" svg:y="18.245cm">
              <draw:text-box>
                <text:p>E</text:p>
              </draw:text-box>
            </draw:frame>
            <draw:frame draw:style-name="gr13" draw:text-style-name="P1" draw:layer="layout" svg:width="0.953cm" svg:height="0.962cm" svg:x="7.967cm" svg:y="15.522cm">
              <draw:text-box>
                <text:p>B</text:p>
              </draw:text-box>
            </draw:frame>
          </draw:g>
          <draw:frame draw:style-name="gr13" draw:text-style-name="P1" draw:layer="layout" svg:width="3.492cm" svg:height="0.962cm" svg:x="4.58cm" svg:y="19.615cm">
            <draw:text-box>
              <text:p>1500 ohm</text:p>
            </draw:text-box>
          </draw:frame>
          <draw:frame draw:style-name="gr12" draw:text-style-name="P1" draw:layer="layout" svg:width="3.81cm" svg:height="1.27cm" svg:x="14.287cm" svg:y="10.907cm">
            <draw:text-box>
              <text:p>330 ohm</text:p>
            </draw:text-box>
          </draw:frame>
          <draw:frame draw:style-name="gr14" draw:text-style-name="P1" draw:layer="layout" svg:width="2.222cm" svg:height="1.588cm" svg:x="10.91cm" svg:y="5.127cm">
            <draw:text-box>
              <text:p>LED</text:p>
            </draw:text-box>
          </draw:frame>
          <draw:line draw:style-name="gr7" draw:text-style-name="P6" draw:layer="layout" svg:x1="12.747cm" svg:y1="13.7cm" svg:x2="14.017cm" svg:y2="13.382cm">
            <text:p/>
          </draw:line>
          <draw:line draw:style-name="gr7" draw:text-style-name="P6" draw:layer="layout" svg:x1="12.43cm" svg:y1="19.415cm" svg:x2="14.017cm" svg:y2="20.685cm">
            <text:p/>
          </draw:line>
          <draw:line draw:style-name="gr7" draw:text-style-name="P6" draw:layer="layout" svg:x1="6.08cm" svg:y1="16.557cm" svg:x2="4.492cm" svg:y2="16.557cm">
            <text:p/>
          </draw:line>
        </draw:g>
      </draw:page>
      <draw:page draw:name="page2" draw:style-name="dp1" draw:master-page-name="Default">
        <draw:g>
          <draw:frame draw:style-name="standard" draw:layer="layout" svg:width="17.252cm" svg:height="23.307cm" svg:x="2.27cm" svg:y="4.65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column table:style-name="co3"/>
              <table:table-column table:style-name="co4"/>
              <table:table-row table:style-name="ro1" table:default-cell-style-name="gray3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gray2">
                <table:table-cell/>
                <table:table-cell>
                  <text:p>4</text:p>
                </table:table-cell>
                <table:table-cell>
                  <text:p>5</text:p>
                </table:table-cell>
                <table:table-cell>
                  <text:p>6</text:p>
                </table:table-cell>
                <table:table-cell>
                  <text:p>7</text:p>
                  <text:p>+5</text:p>
                </table:table-cell>
                <table:table-cell>
                  <text:p>8</text:p>
                </table:table-cell>
                <table:table-cell>
                  <text:p>9</text:p>
                </table:table-cell>
                <table:table-cell>
                  <text:p>10</text:p>
                </table:table-cell>
                <table:table-cell>
                  <text:p>11</text:p>
                </table:table-cell>
                <table:table-cell>
                  <text:p>12</text:p>
                </table:table-cell>
                <table:table-cell>
                  <text:p>13</text:p>
                </table:table-cell>
              </table:table-row>
              <table:table-row table:style-name="ro2" table:default-cell-style-name="gray1">
                <table:table-cell>
                  <text:p>J</text:p>
                </table:table-cell>
                <table:table-cell>
                  <text:p>R7</text:p>
                </table:table-cell>
                <table:table-cell>
                  <text:p>R7</text:p>
                </table:table-cell>
                <table:table-cell/>
                <table:table-cell/>
                <table:table-cell/>
                <table:table-cell>
                  <text:p>R8</text:p>
                </table:table-cell>
                <table:table-cell>
                  <text:p>R8</text:p>
                </table:table-cell>
                <table:table-cell/>
                <table:table-cell>
                  <text:p>R15</text:p>
                </table:table-cell>
                <table:table-cell>
                  <text:p>R15</text:p>
                </table:table-cell>
              </table:table-row>
              <table:table-row table:style-name="ro2" table:default-cell-style-name="gray2">
                <table:table-cell>
                  <text:p>I</text:p>
                </table:table-cell>
                <table:table-cell>
                  <text:p>P7</text:p>
                </table:table-cell>
                <table:table-cell>
                  <text:p>C7</text:p>
                </table:table-cell>
                <table:table-cell/>
                <table:table-cell>
                  <text:p>A7</text:p>
                  <text:p>A8</text:p>
                </table:table-cell>
                <table:table-cell/>
                <table:table-cell>
                  <text:p>C8</text:p>
                </table:table-cell>
                <table:table-cell>
                  <text:p>P8</text:p>
                </table:table-cell>
                <table:table-cell/>
                <table:table-cell>
                  <text:p>P15</text:p>
                </table:table-cell>
                <table:table-cell>
                  <text:p>C15</text:p>
                </table:table-cell>
              </table:table-row>
              <table:table-row table:style-name="ro2" table:default-cell-style-name="gray1">
                <table:table-cell>
                  <text:p>H</text:p>
                </table:table-cell>
                <table:table-cell>
                  <text:p>cut</text:p>
                </table:table-cell>
                <table:table-cell>
                  <text:p>cut</text:p>
                </table:table-cell>
                <table:table-cell/>
                <table:table-cell/>
                <table:table-cell/>
                <table:table-cell>
                  <text:p>cut</text:p>
                </table:table-cell>
                <table:table-cell>
                  <text:p>cut</text:p>
                </table:table-cell>
                <table:table-cell/>
                <table:table-cell>
                  <text:p>cut</text:p>
                </table:table-cell>
                <table:table-cell>
                  <text:p>cut</text:p>
                </table:table-cell>
              </table:table-row>
              <table:table-row table:style-name="ro2" table:default-cell-style-name="gray2">
                <table:table-cell>
                  <text:p>G</text:p>
                </table:table-cell>
                <table:table-cell>
                  <text:p>R5</text:p>
                </table:table-cell>
                <table:table-cell>
                  <text:p>R5</text:p>
                </table:table-cell>
                <table:table-cell/>
                <table:table-cell/>
                <table:table-cell/>
                <table:table-cell>
                  <text:p>R6</text:p>
                </table:table-cell>
                <table:table-cell>
                  <text:p>R6</text:p>
                </table:table-cell>
                <table:table-cell>
                  <text:p>Z</text:p>
                </table:table-cell>
                <table:table-cell>
                  <text:p>R13</text:p>
                </table:table-cell>
                <table:table-cell>
                  <text:p>R13</text:p>
                </table:table-cell>
              </table:table-row>
              <table:table-row table:style-name="ro2" table:default-cell-style-name="gray1">
                <table:table-cell>
                  <text:p>F</text:p>
                </table:table-cell>
                <table:table-cell>
                  <text:p>P5</text:p>
                </table:table-cell>
                <table:table-cell>
                  <text:p>C5</text:p>
                </table:table-cell>
                <table:table-cell/>
                <table:table-cell>
                  <text:p>A5</text:p>
                  <text:p>A6</text:p>
                </table:table-cell>
                <table:table-cell/>
                <table:table-cell>
                  <text:p>C6</text:p>
                </table:table-cell>
                <table:table-cell>
                  <text:p>P6</text:p>
                </table:table-cell>
                <table:table-cell/>
                <table:table-cell>
                  <text:p>P13</text:p>
                </table:table-cell>
                <table:table-cell>
                  <text:p>C13</text:p>
                </table:table-cell>
              </table:table-row>
              <table:table-row table:style-name="ro2" table:default-cell-style-name="gray2">
                <table:table-cell>
                  <text:p>E</text:p>
                </table:table-cell>
                <table:table-cell>
                  <text:p>P3</text:p>
                </table:table-cell>
                <table:table-cell>
                  <text:p>C3</text:p>
                </table:table-cell>
                <table:table-cell/>
                <table:table-cell>
                  <text:p>A3</text:p>
                  <text:p>A4</text:p>
                </table:table-cell>
                <table:table-cell/>
                <table:table-cell>
                  <text:p>C4</text:p>
                </table:table-cell>
                <table:table-cell>
                  <text:p>P4</text:p>
                </table:table-cell>
                <table:table-cell/>
                <table:table-cell>
                  <text:p>P11</text:p>
                </table:table-cell>
                <table:table-cell>
                  <text:p>C11</text:p>
                </table:table-cell>
              </table:table-row>
              <table:table-row table:style-name="ro2" table:default-cell-style-name="gray1">
                <table:table-cell>
                  <text:p>D</text:p>
                </table:table-cell>
                <table:table-cell>
                  <text:p>R3</text:p>
                </table:table-cell>
                <table:table-cell>
                  <text:p>R3</text:p>
                </table:table-cell>
                <table:table-cell/>
                <table:table-cell/>
                <table:table-cell/>
                <table:table-cell>
                  <text:p>R4</text:p>
                </table:table-cell>
                <table:table-cell>
                  <text:p>R4</text:p>
                </table:table-cell>
                <table:table-cell>
                  <text:p>Z</text:p>
                </table:table-cell>
                <table:table-cell>
                  <text:p>R11</text:p>
                </table:table-cell>
                <table:table-cell>
                  <text:p>R11</text:p>
                </table:table-cell>
              </table:table-row>
              <table:table-row table:style-name="ro2" table:default-cell-style-name="gray2">
                <table:table-cell>
                  <text:p>C</text:p>
                </table:table-cell>
                <table:table-cell>
                  <text:p>cut</text:p>
                </table:table-cell>
                <table:table-cell>
                  <text:p>cut</text:p>
                </table:table-cell>
                <table:table-cell/>
                <table:table-cell/>
                <table:table-cell/>
                <table:table-cell>
                  <text:p>cut</text:p>
                </table:table-cell>
                <table:table-cell>
                  <text:p>cut</text:p>
                </table:table-cell>
                <table:table-cell/>
                <table:table-cell>
                  <text:p>cut</text:p>
                </table:table-cell>
                <table:table-cell>
                  <text:p>cut</text:p>
                </table:table-cell>
              </table:table-row>
              <table:table-row table:style-name="ro2" table:default-cell-style-name="gray1">
                <table:table-cell>
                  <text:p>B</text:p>
                </table:table-cell>
                <table:table-cell>
                  <text:p>P1</text:p>
                </table:table-cell>
                <table:table-cell>
                  <text:p>C1</text:p>
                </table:table-cell>
                <table:table-cell/>
                <table:table-cell>
                  <text:p>A1</text:p>
                  <text:p>A2</text:p>
                </table:table-cell>
                <table:table-cell/>
                <table:table-cell>
                  <text:p>C2</text:p>
                </table:table-cell>
                <table:table-cell>
                  <text:p>P2</text:p>
                </table:table-cell>
                <table:table-cell/>
                <table:table-cell>
                  <text:p>P9</text:p>
                </table:table-cell>
                <table:table-cell>
                  <text:p>C9</text:p>
                </table:table-cell>
              </table:table-row>
              <table:table-row table:style-name="ro3" table:default-cell-style-name="gray2">
                <table:table-cell>
                  <text:p>A</text:p>
                </table:table-cell>
                <table:table-cell>
                  <text:p>R1</text:p>
                </table:table-cell>
                <table:table-cell>
                  <text:p>R1</text:p>
                </table:table-cell>
                <table:table-cell/>
                <table:table-cell/>
                <table:table-cell/>
                <table:table-cell>
                  <text:p>R2</text:p>
                </table:table-cell>
                <table:table-cell>
                  <text:p>R2</text:p>
                </table:table-cell>
                <table:table-cell/>
                <table:table-cell>
                  <text:p>R9</text:p>
                </table:table-cell>
                <table:table-cell>
                  <text:p>R9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3" draw:text-style-name="P1" draw:layer="layout" svg:width="15.875cm" svg:height="0.962cm" svg:x="2.72cm" svg:y="1.952cm">
            <draw:text-box>
              <text:p>A anode, C cathode, R resistor, P post, Z colon</text:p>
            </draw:text-box>
          </draw:frame>
        </draw:g>
      </draw:page>
      <draw:page draw:name="page3" draw:style-name="dp1" draw:master-page-name="Default">
        <draw:g>
          <draw:frame draw:style-name="standard" draw:layer="layout" svg:width="15.988cm" svg:height="19.892cm" svg:x="1.838cm" svg:y="6.166cm">
            <table:table table:template-name="default" table:use-first-row-styles="true" table:use-banding-rows-styles="true">
              <table:table-column table:style-name="co5"/>
              <table:table-column table:style-name="co6"/>
              <table:table-column table:style-name="co7"/>
              <table:table-column table:style-name="co8"/>
              <table:table-column table:style-name="co9"/>
              <table:table-column table:style-name="co8"/>
              <table:table-column table:style-name="co10"/>
              <table:table-column table:style-name="co11"/>
              <table:table-column table:style-name="co12"/>
              <table:table-column table:style-name="co13"/>
              <table:table-column table:style-name="co14"/>
              <table:table-row table:style-name="ro4" table:default-cell-style-name="ce1">
                <table:table-cell>
                  <text:p><text:span text:style-name="T1">GRID</text:span></text:p>
                </table:table-cell>
                <table:table-cell>
                  <text:p text:style-name="P9"><text:span text:style-name="T1">P</text:span></text:p>
                </table:table-cell>
                <table:table-cell>
                  <text:p text:style-name="P9"><text:span text:style-name="T1">LED</text:span></text:p>
                </table:table-cell>
                <table:table-cell>
                  <text:p text:style-name="P9"><text:span text:style-name="T1">LED</text:span></text:p>
                </table:table-cell>
                <table:table-cell>
                  <text:p text:style-name="P9"><text:span text:style-name="T1">P</text:span></text:p>
                </table:table-cell>
                <table:table-cell>
                  <text:p text:style-name="P9"><text:span text:style-name="T1">LED</text:span></text:p>
                </table:table-cell>
                <table:table-cell>
                  <text:p text:style-name="P9"><text:span text:style-name="T1">LED</text:span></text:p>
                </table:table-cell>
                <table:table-cell>
                  <text:p text:style-name="P9"><text:span text:style-name="T1">P</text:span></text:p>
                </table:table-cell>
                <table:table-cell>
                  <text:p text:style-name="P9"><text:span text:style-name="T1">LED</text:span></text:p>
                </table:table-cell>
                <table:table-cell>
                  <text:p text:style-name="P9"><text:span text:style-name="T1">LED</text:span></text:p>
                </table:table-cell>
                <table:table-cell>
                  <text:p text:style-name="P9"><text:span text:style-name="T1">P</text:span></text:p>
                </table:table-cell>
              </table:table-row>
              <table:table-row table:style-name="ro5" table:default-cell-style-name="ce1">
                <table:table-cell/>
                <table:table-cell>
                  <text:p text:style-name="P9"><text:span text:style-name="T1">4</text:span></text:p>
                </table:table-cell>
                <table:table-cell>
                  <text:p text:style-name="P9"><text:span text:style-name="T1">5-7</text:span></text:p>
                </table:table-cell>
                <table:table-cell>
                  <text:p text:style-name="P9"><text:span text:style-name="T1">7-9</text:span></text:p>
                </table:table-cell>
                <table:table-cell>
                  <text:p text:style-name="P9"><text:span text:style-name="T1">10 12</text:span></text:p>
                </table:table-cell>
                <table:table-cell>
                  <text:p text:style-name="P9"><text:span text:style-name="T1">13-15</text:span></text:p>
                </table:table-cell>
                <table:table-cell>
                  <text:p text:style-name="P9"><text:span text:style-name="T1">15-17</text:span></text:p>
                </table:table-cell>
                <table:table-cell>
                  <text:p text:style-name="P9"><text:span text:style-name="T1">18 20 </text:span></text:p>
                </table:table-cell>
                <table:table-cell>
                  <text:p text:style-name="P9"><text:span text:style-name="T1">21-23</text:span></text:p>
                </table:table-cell>
                <table:table-cell>
                  <text:p text:style-name="P9"><text:span text:style-name="T1">23-25</text:span></text:p>
                </table:table-cell>
                <table:table-cell>
                  <text:p text:style-name="P9"><text:span text:style-name="T1">26</text:span></text:p>
                </table:table-cell>
              </table:table-row>
              <table:table-row table:style-name="ro5" table:default-cell-style-name="ce1">
                <table:table-cell>
                  <text:p text:style-name="P10"><text:span text:style-name="T1">J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5" table:default-cell-style-name="ce1">
                <table:table-cell>
                  <text:p text:style-name="P10"><text:span text:style-name="T1">I</text:span></text:p>
                </table:table-cell>
                <table:table-cell/>
                <table:table-cell/>
                <table:table-cell>
                  <text:p text:style-name="P9"><text:span text:style-name="T1">L</text:span></text:p>
                </table:table-cell>
                <table:table-cell/>
                <table:table-cell/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<text:s/>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</text:span></text:p>
                </table:table-cell>
              </table:table-row>
              <table:table-row table:style-name="ro5" table:default-cell-style-name="ce1">
                <table:table-cell>
                  <text:p text:style-name="P10"><text:span text:style-name="T1">H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5" table:default-cell-style-name="ce1">
                <table:table-cell>
                  <text:p text:style-name="P10"><text:span text:style-name="T1">G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5" table:default-cell-style-name="ce1">
                <table:table-cell>
                  <text:p text:style-name="P10"><text:span text:style-name="T1">F</text:span></text:p>
                </table:table-cell>
                <table:table-cell/>
                <table:table-cell/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</text:span></text:p>
                </table:table-cell>
              </table:table-row>
              <table:table-row table:style-name="ro5" table:default-cell-style-name="ce1">
                <table:table-cell>
                  <text:p text:style-name="P10"><text:span text:style-name="T1">E</text:span></text:p>
                </table:table-cell>
                <table:table-cell>
                  <text:p text:style-name="P9"><text:span text:style-name="T1">P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P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P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</text:span></text:p>
                </table:table-cell>
              </table:table-row>
              <table:table-row table:style-name="ro5" table:default-cell-style-name="ce1">
                <table:table-cell>
                  <text:p text:style-name="P10"><text:span text:style-name="T1">D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5" table:default-cell-style-name="ce1">
                <table:table-cell>
                  <text:p text:style-name="P10"><text:span text:style-name="T1">C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5" table:default-cell-style-name="ce1">
                <table:table-cell>
                  <text:p text:style-name="P10"><text:span text:style-name="T1">B</text:span></text:p>
                </table:table-cell>
                <table:table-cell>
                  <text:p text:style-name="P9"><text:span text:style-name="T1">P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P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P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L</text:span></text:p>
                </table:table-cell>
                <table:table-cell>
                  <text:p text:style-name="P9"><text:span text:style-name="T1">P</text:span></text:p>
                </table:table-cell>
              </table:table-row>
              <table:table-row table:style-name="ro5" table:default-cell-style-name="ce1">
                <table:table-cell>
                  <text:p text:style-name="P10"><text:span text:style-name="T1">A</text:span></text:p>
                </table:table-cell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15" draw:text-style-name="P1" draw:layer="layout" svg:width="14.287cm" svg:height="3.175cm" svg:x="3.364cm" svg:y="2.27cm">
            <draw:text-box>
              <text:p>Chart list columns for each LED pair and column of the interconnect pin.</text:p>
              <text:p>L LED, P interconnect pin.</text:p>
            </draw:text-box>
          </draw:frame>
        </draw:g>
      </draw:page>
      <draw:page draw:name="page4" draw:style-name="dp1" draw:master-page-name="Default">
        <draw:g>
          <draw:g>
            <draw:g>
              <draw:frame draw:style-name="standard" draw:layer="layout" svg:width="14.706cm" svg:height="9.927cm" svg:x="2.805cm" svg:y="9.935cm">
                <table:table table:template-name="default" table:use-first-row-styles="true" table:use-banding-rows-styles="true">
                  <table:table-column table:style-name="co15"/>
                  <table:table-column table:style-name="co15"/>
                  <table:table-column table:style-name="co15"/>
                  <table:table-column table:style-name="co15"/>
                  <table:table-column table:style-name="co15"/>
                  <table:table-column table:style-name="co15"/>
                  <table:table-column table:style-name="co15"/>
                  <table:table-column table:style-name="co15"/>
                  <table:table-column table:style-name="co15"/>
                  <table:table-column table:style-name="co15"/>
                  <table:table-column table:style-name="co15"/>
                  <table:table-column table:style-name="co16"/>
                  <table:table-row table:style-name="ro6" table:default-cell-style-name="ce3">
                    <table:table-cell table:style-name="ce2"/>
                    <table:table-cell>
                      <text:p text:style-name="P11"><text:span text:style-name="T2">#</text:span></text:p>
                    </table:table-cell>
                    <table:table-cell/>
                    <table:table-cell>
                      <text:p text:style-name="P11"><text:span text:style-name="T2">#</text:span></text:p>
                    </table:table-cell>
                    <table:table-cell/>
                    <table:table-cell>
                      <text:p text:style-name="P11"><text:span text:style-name="T2">#</text:span></text:p>
                    </table:table-cell>
                    <table:table-cell/>
                    <table:table-cell>
                      <text:p text:style-name="P11"><text:span text:style-name="T2">#</text:span></text:p>
                    </table:table-cell>
                    <table:table-cell/>
                    <table:table-cell>
                      <text:p text:style-name="P11"><text:span text:style-name="T2">#</text:span></text:p>
                    </table:table-cell>
                    <table:table-cell/>
                    <table:table-cell>
                      <text:p text:style-name="P11"><text:span text:style-name="T2">#</text:span></text:p>
                    </table:table-cell>
                  </table:table-row>
                  <table:table-row table:style-name="ro6" table:default-cell-style-name="ce2">
                    <table:table-cell/>
                    <table:table-cell/>
                    <table:table-cell/>
                    <table:table-cell>
                      <text:p text:style-name="P12"><text:span text:style-name="T1">18</text:span></text:p>
                    </table:table-cell>
                    <table:table-cell/>
                    <table:table-cell/>
                    <table:table-cell/>
                    <table:table-cell>
                      <text:p text:style-name="P12"><text:span text:style-name="T1">11</text:span></text:p>
                    </table:table-cell>
                    <table:table-cell/>
                    <table:table-cell/>
                    <table:table-cell/>
                    <table:table-cell>
                      <text:p text:style-name="P12"><text:span text:style-name="T1">4</text:span></text:p>
                    </table:table-cell>
                  </table:table-row>
                  <table:table-row table:style-name="ro6" table:default-cell-style-name="ce2">
                    <table:table-cell/>
                    <table:table-cell/>
                    <table:table-cell/>
                    <table:table-cell>
                      <text:p text:style-name="P12"><text:span text:style-name="T1">17</text:span></text:p>
                    </table:table-cell>
                    <table:table-cell/>
                    <table:table-cell>
                      <text:p text:style-name="P12"><text:span text:style-name="T1">14</text:span></text:p>
                    </table:table-cell>
                    <table:table-cell/>
                    <table:table-cell>
                      <text:p text:style-name="P12"><text:span text:style-name="T1">10</text:span></text:p>
                    </table:table-cell>
                    <table:table-cell/>
                    <table:table-cell>
                      <text:p text:style-name="P12"><text:span text:style-name="T1">7</text:span></text:p>
                    </table:table-cell>
                    <table:table-cell/>
                    <table:table-cell>
                      <text:p text:style-name="P12"><text:span text:style-name="T1">3</text:span></text:p>
                    </table:table-cell>
                  </table:table-row>
                  <table:table-row table:style-name="ro6" table:default-cell-style-name="ce2">
                    <table:table-cell/>
                    <table:table-cell>
                      <text:p text:style-name="P12"><text:span text:style-name="T1">20</text:span></text:p>
                    </table:table-cell>
                    <table:table-cell/>
                    <table:table-cell>
                      <text:p text:style-name="P12"><text:span text:style-name="T1">16</text:span></text:p>
                    </table:table-cell>
                    <table:table-cell/>
                    <table:table-cell>
                      <text:p text:style-name="P12"><text:span text:style-name="T1">13</text:span></text:p>
                    </table:table-cell>
                    <table:table-cell/>
                    <table:table-cell>
                      <text:p text:style-name="P12"><text:span text:style-name="T1">9</text:span></text:p>
                    </table:table-cell>
                    <table:table-cell/>
                    <table:table-cell>
                      <text:p text:style-name="P12"><text:span text:style-name="T1">6</text:span></text:p>
                    </table:table-cell>
                    <table:table-cell/>
                    <table:table-cell>
                      <text:p text:style-name="P12"><text:span text:style-name="T1">2</text:span></text:p>
                    </table:table-cell>
                  </table:table-row>
                  <table:table-row table:style-name="ro7" table:default-cell-style-name="ce2">
                    <table:table-cell/>
                    <table:table-cell>
                      <text:p text:style-name="P12"><text:span text:style-name="T1">19</text:span></text:p>
                    </table:table-cell>
                    <table:table-cell/>
                    <table:table-cell>
                      <text:p text:style-name="P12"><text:span text:style-name="T1">15</text:span></text:p>
                    </table:table-cell>
                    <table:table-cell/>
                    <table:table-cell>
                      <text:p text:style-name="P12"><text:span text:style-name="T1">12</text:span></text:p>
                    </table:table-cell>
                    <table:table-cell/>
                    <table:table-cell>
                      <text:p text:style-name="P12"><text:span text:style-name="T1">8</text:span></text:p>
                    </table:table-cell>
                    <table:table-cell/>
                    <table:table-cell>
                      <text:p text:style-name="P12"><text:span text:style-name="T1">5</text:span></text:p>
                    </table:table-cell>
                    <table:table-cell/>
                    <table:table-cell>
                      <text:p text:style-name="P12"><text:span text:style-name="T1">1</text:span></text:p>
                    </table:table-cell>
                  </table:table-row>
                </table:table>
                <draw:image xlink:href="Pictures/TablePreview3.svm" xlink:type="simple" xlink:show="embed" xlink:actuate="onLoad"/>
              </draw:frame>
              <draw:custom-shape draw:style-name="gr6" draw:text-style-name="P5" draw:layer="layout" svg:width="0.635cm" svg:height="0.635cm" svg:x="15.287cm" svg:y="12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3" draw:layer="layout" svg:width="0.635cm" svg:height="0.635cm" svg:x="5.762cm" svg:y="12.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3" draw:layer="layout" svg:width="0.635cm" svg:height="0.635cm" svg:x="5.762cm" svg:y="14.6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3" draw:layer="layout" svg:width="0.635cm" svg:height="0.635cm" svg:x="5.762cm" svg:y="16.55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3" draw:layer="layout" svg:width="0.635cm" svg:height="0.635cm" svg:x="5.762cm" svg:y="18.4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3" draw:layer="layout" svg:width="0.635cm" svg:height="0.635cm" svg:x="3.222cm" svg:y="18.4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3" draw:layer="layout" svg:width="0.635cm" svg:height="0.635cm" svg:x="3.222cm" svg:y="16.5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4" draw:layer="layout" svg:width="0.635cm" svg:height="0.635cm" svg:x="7.985cm" svg:y="18.3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4" draw:layer="layout" svg:width="0.635cm" svg:height="0.635cm" svg:x="7.985cm" svg:y="16.5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4" draw:layer="layout" svg:width="0.635cm" svg:height="0.635cm" svg:x="7.985cm" svg:y="14.6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4" draw:layer="layout" svg:width="0.635cm" svg:height="0.635cm" svg:x="10.525cm" svg:y="18.3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4" draw:layer="layout" svg:width="0.635cm" svg:height="0.635cm" svg:x="10.525cm" svg:y="16.5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4" draw:layer="layout" svg:width="0.635cm" svg:height="0.635cm" svg:x="10.525cm" svg:y="12.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4" draw:layer="layout" svg:width="0.635cm" svg:height="0.635cm" svg:x="10.525cm" svg:y="14.6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5" draw:layer="layout" svg:width="0.635cm" svg:height="0.635cm" svg:x="13.065cm" svg:y="18.2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5" draw:layer="layout" svg:width="0.635cm" svg:height="0.635cm" svg:x="13.065cm" svg:y="16.5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5" draw:layer="layout" svg:width="0.635cm" svg:height="0.635cm" svg:x="13.065cm" svg:y="14.4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5" draw:layer="layout" svg:width="0.635cm" svg:height="0.635cm" svg:x="15.287cm" svg:y="18.24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5" draw:layer="layout" svg:width="0.635cm" svg:height="0.635cm" svg:x="15.287cm" svg:y="16.5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5" draw:layer="layout" svg:width="0.635cm" svg:height="0.635cm" svg:x="15.287cm" svg:y="14.4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3" draw:text-style-name="P1" draw:layer="layout" svg:width="4.445cm" svg:height="0.962cm" svg:x="2.905cm" svg:y="8.928cm">
              <draw:text-box>
                <text:p>---- Hours <text:s/>----</text:p>
              </draw:text-box>
            </draw:frame>
            <draw:frame draw:style-name="gr13" draw:text-style-name="P1" draw:layer="layout" svg:width="4.628cm" svg:height="0.962cm" svg:x="7.802cm" svg:y="8.802cm">
              <draw:text-box>
                <text:p>--- Minutes <text:s/>---</text:p>
              </draw:text-box>
            </draw:frame>
            <draw:frame draw:style-name="gr12" draw:text-style-name="P1" draw:layer="layout" svg:width="5.045cm" svg:height="1.27cm" svg:x="12.465cm" svg:y="8.78cm">
              <draw:text-box>
                <text:p>--- <text:s/>Seconds <text:s/>---</text:p>
              </draw:text-box>
            </draw:frame>
          </draw:g>
        </draw:g>
      </draw:page>
      <draw:page draw:name="page5" draw:style-name="dp1" draw:master-page-name="Default">
        <draw:g>
          <draw:frame draw:style-name="standard" draw:layer="layout" svg:width="13.995cm" svg:height="24.104cm" svg:x="3.614cm" svg:y="3.085cm">
            <table:table table:template-name="default" table:use-first-row-styles="true" table:use-banding-rows-styles="true">
              <table:table-column table:style-name="co17"/>
              <table:table-column table:style-name="co17"/>
              <table:table-column table:style-name="co18"/>
              <table:table-row table:style-name="ro8" table:default-cell-style-name="ce2">
                <table:table-cell>
                  <text:p text:style-name="P15"><text:span text:style-name="T1">IO</text:span></text:p>
                </table:table-cell>
                <table:table-cell>
                  <text:p text:style-name="P16"><text:span text:style-name="T1">LED</text:span></text:p>
                </table:table-cell>
                <table:table-cell>
                  <text:p text:style-name="P16"><text:span text:style-name="T1">Usage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00</text:span></text:p>
                </table:table-cell>
                <table:table-cell>
                  <text:p text:style-name="P16"><text:span text:style-name="T1">LED1</text:span></text:p>
                </table:table-cell>
                <table:table-cell>
                  <text:p text:style-name="P16"><text:span text:style-name="T1">ONEs Col second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01</text:span></text:p>
                </table:table-cell>
                <table:table-cell>
                  <text:p text:style-name="P16"><text:span text:style-name="T1">LED2</text:span></text:p>
                </table:table-cell>
                <table:table-cell table:style-name="ce4">
                  <text:p text:style-name="P17"><text:span text:style-name="T1">ONEs Col second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02</text:span></text:p>
                </table:table-cell>
                <table:table-cell>
                  <text:p text:style-name="P16"><text:span text:style-name="T1">LED3</text:span></text:p>
                </table:table-cell>
                <table:table-cell>
                  <text:p text:style-name="P16"><text:span text:style-name="T1">ONEs Col second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03</text:span></text:p>
                </table:table-cell>
                <table:table-cell>
                  <text:p text:style-name="P16"><text:span text:style-name="T1">LED4</text:span></text:p>
                </table:table-cell>
                <table:table-cell>
                  <text:p text:style-name="P16"><text:span text:style-name="T1">ONEs Col second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04</text:span></text:p>
                </table:table-cell>
                <table:table-cell>
                  <text:p text:style-name="P16"><text:span text:style-name="T1">LED5</text:span></text:p>
                </table:table-cell>
                <table:table-cell>
                  <text:p text:style-name="P16"><text:span text:style-name="T1">TENs Col <text:s/>second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05</text:span></text:p>
                </table:table-cell>
                <table:table-cell>
                  <text:p text:style-name="P16"><text:span text:style-name="T1">LED6</text:span></text:p>
                </table:table-cell>
                <table:table-cell>
                  <text:p text:style-name="P16"><text:span text:style-name="T1">TENs Col second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06</text:span></text:p>
                </table:table-cell>
                <table:table-cell>
                  <text:p text:style-name="P16"><text:span text:style-name="T1">LED7</text:span></text:p>
                </table:table-cell>
                <table:table-cell>
                  <text:p text:style-name="P16"><text:span text:style-name="T1">TENs Col second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10</text:span></text:p>
                </table:table-cell>
                <table:table-cell>
                  <text:p text:style-name="P16"><text:span text:style-name="T1">LED8</text:span></text:p>
                </table:table-cell>
                <table:table-cell>
                  <text:p text:style-name="P16"><text:span text:style-name="T1">ONEs Col Minute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11</text:span></text:p>
                </table:table-cell>
                <table:table-cell>
                  <text:p text:style-name="P16"><text:span text:style-name="T1">LED9</text:span></text:p>
                </table:table-cell>
                <table:table-cell>
                  <text:p text:style-name="P16"><text:span text:style-name="T1">ONEs Col Minute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12</text:span></text:p>
                </table:table-cell>
                <table:table-cell>
                  <text:p text:style-name="P16"><text:span text:style-name="T1">LED10</text:span></text:p>
                </table:table-cell>
                <table:table-cell>
                  <text:p text:style-name="P16"><text:span text:style-name="T1">ONEs Col Minute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13</text:span></text:p>
                </table:table-cell>
                <table:table-cell>
                  <text:p text:style-name="P16"><text:span text:style-name="T1">LED11</text:span></text:p>
                </table:table-cell>
                <table:table-cell>
                  <text:p text:style-name="P16"><text:span text:style-name="T1">ONEs Col Minute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14</text:span></text:p>
                </table:table-cell>
                <table:table-cell>
                  <text:p text:style-name="P16"><text:span text:style-name="T1">LED12</text:span></text:p>
                </table:table-cell>
                <table:table-cell>
                  <text:p text:style-name="P16"><text:span text:style-name="T1">TENs Col Minute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P15</text:span></text:p>
                </table:table-cell>
                <table:table-cell>
                  <text:p text:style-name="P16"><text:span text:style-name="T1">LED13</text:span></text:p>
                </table:table-cell>
                <table:table-cell>
                  <text:p text:style-name="P16"><text:span text:style-name="T1">TENs Col Minute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One <text:s/>P16</text:span></text:p>
                </table:table-cell>
                <table:table-cell>
                  <text:p text:style-name="P16"><text:span text:style-name="T1">LED14</text:span></text:p>
                </table:table-cell>
                <table:table-cell>
                  <text:p text:style-name="P16"><text:span text:style-name="T1">TENs Col Minute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Two P00</text:span></text:p>
                </table:table-cell>
                <table:table-cell>
                  <text:p text:style-name="P16"><text:span text:style-name="T1">LED15</text:span></text:p>
                </table:table-cell>
                <table:table-cell>
                  <text:p text:style-name="P16"><text:span text:style-name="T1">ONEs Col Hour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Two P01</text:span></text:p>
                </table:table-cell>
                <table:table-cell>
                  <text:p text:style-name="P16"><text:span text:style-name="T1">LED16</text:span></text:p>
                </table:table-cell>
                <table:table-cell>
                  <text:p text:style-name="P16"><text:span text:style-name="T1">ONEs Col Hour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Two P02</text:span></text:p>
                </table:table-cell>
                <table:table-cell>
                  <text:p text:style-name="P16"><text:span text:style-name="T1">LED17</text:span></text:p>
                </table:table-cell>
                <table:table-cell>
                  <text:p text:style-name="P16"><text:span text:style-name="T1">ONEs Col Hour</text:span></text:p>
                </table:table-cell>
              </table:table-row>
              <table:table-row table:style-name="ro9" table:default-cell-style-name="ce2">
                <table:table-cell table:style-name="ce5">
                  <text:p text:style-name="P18"><text:span text:style-name="T3">IC-Two P03</text:span></text:p>
                </table:table-cell>
                <table:table-cell>
                  <text:p text:style-name="P16"><text:span text:style-name="T1">LED18</text:span></text:p>
                </table:table-cell>
                <table:table-cell>
                  <text:p text:style-name="P16"><text:span text:style-name="T1">ONEs Col Hour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Two P04</text:span></text:p>
                </table:table-cell>
                <table:table-cell>
                  <text:p text:style-name="P16"><text:span text:style-name="T1">LED19</text:span></text:p>
                </table:table-cell>
                <table:table-cell>
                  <text:p text:style-name="P16"><text:span text:style-name="T1">TENs Col Hour</text:span></text:p>
                </table:table-cell>
              </table:table-row>
              <table:table-row table:style-name="ro9" table:default-cell-style-name="ce2">
                <table:table-cell>
                  <text:p text:style-name="P16"><text:span text:style-name="T1">IC-Two P05</text:span></text:p>
                </table:table-cell>
                <table:table-cell>
                  <text:p text:style-name="P16"><text:span text:style-name="T1">LED20</text:span></text:p>
                </table:table-cell>
                <table:table-cell>
                  <text:p text:style-name="P16"><text:span text:style-name="T1">TENs Col Hour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12" draw:text-style-name="P19" draw:layer="layout" svg:width="16.827cm" svg:height="1.27cm" svg:x="1.952cm" svg:y="1.635cm">
            <draw:text-box>
              <text:p>PCF8575 Pin to LED</text:p>
            </draw:text-box>
          </draw:frame>
        </draw:g>
      </draw:page>
      <draw:page draw:name="page6" draw:style-name="dp1" draw:master-page-name="Default">
        <draw:frame draw:style-name="standard" draw:layer="layout" svg:width="13.995cm" svg:height="24.104cm" svg:x="3.614cm" svg:y="3.085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8" table:default-cell-style-name="ce2">
              <table:table-cell>
                <text:p text:style-name="P15"><text:span text:style-name="T1">IO</text:span></text:p>
              </table:table-cell>
              <table:table-cell>
                <text:p text:style-name="P16"><text:span text:style-name="T1">LED</text:span></text:p>
              </table:table-cell>
              <table:table-cell>
                <text:p text:style-name="P16"><text:span text:style-name="T1">Usage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A0</text:span></text:p>
              </table:table-cell>
              <table:table-cell>
                <text:p text:style-name="P16"><text:span text:style-name="T1">LED1</text:span></text:p>
              </table:table-cell>
              <table:table-cell>
                <text:p text:style-name="P16"><text:span text:style-name="T1">ONEs Col second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A1</text:span></text:p>
              </table:table-cell>
              <table:table-cell>
                <text:p text:style-name="P16"><text:span text:style-name="T1">LED2</text:span></text:p>
              </table:table-cell>
              <table:table-cell table:style-name="ce4">
                <text:p text:style-name="P17"><text:span text:style-name="T1">ONEs Col second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A2</text:span></text:p>
              </table:table-cell>
              <table:table-cell>
                <text:p text:style-name="P16"><text:span text:style-name="T1">LED3</text:span></text:p>
              </table:table-cell>
              <table:table-cell>
                <text:p text:style-name="P16"><text:span text:style-name="T1">ONEs Col second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A3</text:span></text:p>
              </table:table-cell>
              <table:table-cell>
                <text:p text:style-name="P16"><text:span text:style-name="T1">LED4</text:span></text:p>
              </table:table-cell>
              <table:table-cell>
                <text:p text:style-name="P16"><text:span text:style-name="T1">ONEs Col second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A4</text:span></text:p>
              </table:table-cell>
              <table:table-cell>
                <text:p text:style-name="P16"><text:span text:style-name="T1">LED5</text:span></text:p>
              </table:table-cell>
              <table:table-cell>
                <text:p text:style-name="P16"><text:span text:style-name="T1">TENs Col <text:s/>second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A5</text:span></text:p>
              </table:table-cell>
              <table:table-cell>
                <text:p text:style-name="P16"><text:span text:style-name="T1">LED6</text:span></text:p>
              </table:table-cell>
              <table:table-cell>
                <text:p text:style-name="P16"><text:span text:style-name="T1">TENs Col second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A6</text:span></text:p>
              </table:table-cell>
              <table:table-cell>
                <text:p text:style-name="P16"><text:span text:style-name="T1">LED7</text:span></text:p>
              </table:table-cell>
              <table:table-cell>
                <text:p text:style-name="P16"><text:span text:style-name="T1">TENs Col second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B0</text:span></text:p>
              </table:table-cell>
              <table:table-cell>
                <text:p text:style-name="P16"><text:span text:style-name="T1">LED8</text:span></text:p>
              </table:table-cell>
              <table:table-cell>
                <text:p text:style-name="P16"><text:span text:style-name="T1">ONEs Col Minute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B1</text:span></text:p>
              </table:table-cell>
              <table:table-cell>
                <text:p text:style-name="P16"><text:span text:style-name="T1">LED9</text:span></text:p>
              </table:table-cell>
              <table:table-cell>
                <text:p text:style-name="P16"><text:span text:style-name="T1">ONEs Col Minute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B2</text:span></text:p>
              </table:table-cell>
              <table:table-cell>
                <text:p text:style-name="P16"><text:span text:style-name="T1">LED10</text:span></text:p>
              </table:table-cell>
              <table:table-cell>
                <text:p text:style-name="P16"><text:span text:style-name="T1">ONEs Col Minute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B3</text:span></text:p>
              </table:table-cell>
              <table:table-cell>
                <text:p text:style-name="P16"><text:span text:style-name="T1">LED11</text:span></text:p>
              </table:table-cell>
              <table:table-cell>
                <text:p text:style-name="P16"><text:span text:style-name="T1">ONEs Col Minute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B4</text:span></text:p>
              </table:table-cell>
              <table:table-cell>
                <text:p text:style-name="P16"><text:span text:style-name="T1">LED12</text:span></text:p>
              </table:table-cell>
              <table:table-cell>
                <text:p text:style-name="P16"><text:span text:style-name="T1">TENs Col Minute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GPB5</text:span></text:p>
              </table:table-cell>
              <table:table-cell>
                <text:p text:style-name="P16"><text:span text:style-name="T1">LED13</text:span></text:p>
              </table:table-cell>
              <table:table-cell>
                <text:p text:style-name="P16"><text:span text:style-name="T1">TENs Col Minute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One <text:s/>GPB6</text:span></text:p>
              </table:table-cell>
              <table:table-cell>
                <text:p text:style-name="P16"><text:span text:style-name="T1">LED14</text:span></text:p>
              </table:table-cell>
              <table:table-cell>
                <text:p text:style-name="P16"><text:span text:style-name="T1">TENs Col Minute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Two GPA0</text:span></text:p>
              </table:table-cell>
              <table:table-cell>
                <text:p text:style-name="P16"><text:span text:style-name="T1">LED15</text:span></text:p>
              </table:table-cell>
              <table:table-cell>
                <text:p text:style-name="P16"><text:span text:style-name="T1">ONEs Col Hour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Two GPA1</text:span></text:p>
              </table:table-cell>
              <table:table-cell>
                <text:p text:style-name="P16"><text:span text:style-name="T1">LED16</text:span></text:p>
              </table:table-cell>
              <table:table-cell>
                <text:p text:style-name="P16"><text:span text:style-name="T1">ONEs Col Hour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Two GPA2</text:span></text:p>
              </table:table-cell>
              <table:table-cell>
                <text:p text:style-name="P16"><text:span text:style-name="T1">LED17</text:span></text:p>
              </table:table-cell>
              <table:table-cell>
                <text:p text:style-name="P16"><text:span text:style-name="T1">ONEs Col Hour</text:span></text:p>
              </table:table-cell>
            </table:table-row>
            <table:table-row table:style-name="ro9" table:default-cell-style-name="ce2">
              <table:table-cell table:style-name="ce5">
                <text:p text:style-name="P18"><text:span text:style-name="T3">IC-Two GPA3</text:span></text:p>
              </table:table-cell>
              <table:table-cell>
                <text:p text:style-name="P16"><text:span text:style-name="T1">LED18</text:span></text:p>
              </table:table-cell>
              <table:table-cell>
                <text:p text:style-name="P16"><text:span text:style-name="T1">ONEs Col Hour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Two GPA4</text:span></text:p>
              </table:table-cell>
              <table:table-cell>
                <text:p text:style-name="P16"><text:span text:style-name="T1">LED19</text:span></text:p>
              </table:table-cell>
              <table:table-cell>
                <text:p text:style-name="P16"><text:span text:style-name="T1">TENs Col Hour</text:span></text:p>
              </table:table-cell>
            </table:table-row>
            <table:table-row table:style-name="ro9" table:default-cell-style-name="ce2">
              <table:table-cell>
                <text:p text:style-name="P16"><text:span text:style-name="T1">IC-Two GPA5</text:span></text:p>
              </table:table-cell>
              <table:table-cell>
                <text:p text:style-name="P16"><text:span text:style-name="T1">LED20</text:span></text:p>
              </table:table-cell>
              <table:table-cell>
                <text:p text:style-name="P16"><text:span text:style-name="T1">TENs Col Hou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8" draw:text-style-name="P19" draw:layer="layout" svg:width="13.335cm" svg:height="2.54cm" svg:x="2.27cm" svg:y="-3.127cm">
          <draw:text-box>
            <text:p>MCP23017 GPIO to LED</text:p>
          </draw:text-box>
        </draw:frame>
      </draw:page>
      <draw:page draw:name="page7" draw:style-name="dp1" draw:master-page-name="Default">
        <draw:frame draw:style-name="standard" xml:id="id1" draw:id="id1" draw:layer="layout" svg:width="15.405cm" svg:height="26.346cm" svg:x="2.368cm" svg:y="2.021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2"/>
            <table:table-column table:style-name="co25"/>
            <table:table-column table:style-name="co26"/>
            <table:table-row table:style-name="ro4" table:default-cell-style-name="ce1">
              <table:table-cell table:style-name="ce2">
                <text:p><text:span text:style-name="T1">-V</text:span></text:p>
              </table:table-cell>
              <table:table-cell table:style-name="ce6">
                <text:p text:style-name="P20"><text:span text:style-name="T4">P1</text:span></text:p>
              </table:table-cell>
              <table:table-cell/>
              <table:table-cell/>
              <table:table-cell table:style-name="ce6">
                <text:p text:style-name="P20"><text:span text:style-name="T4">P16</text:span>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+3.3V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J</text:span></text:p>
              </table:table-cell>
              <table:table-cell>
                <text:p text:style-name="P9"><text:span text:style-name="T5">Wire7</text:span></text:p>
                <text:p text:style-name="P9"><text:span text:style-name="T5">NPN7</text:span></text:p>
              </table:table-cell>
              <table:table-cell/>
              <table:table-cell/>
              <table:table-cell>
                <text:p text:style-name="P9"><text:span text:style-name="T5">Wire to ground</text:span></text:p>
              </table:table-cell>
              <table:table-cell/>
              <table:table-cell>
                <text:p text:style-name="P9"><text:span text:style-name="T5">Wire to</text:span></text:p>
                <text:p text:style-name="P9"><text:span text:style-name="T5">ground</text:span>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I</text:span></text:p>
              </table:table-cell>
              <table:table-cell>
                <text:p text:style-name="P9"><text:span text:style-name="T5">R7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E7</text:span></text:p>
              </table:table-cell>
              <table:table-cell>
                <text:p text:style-name="P9"><text:span text:style-name="T5">P6</text:span></text:p>
                <text:p text:style-name="P9"><text:span text:style-name="T5"/></text:p>
                <text:p text:style-name="P9"><text:span text:style-name="T5"/></text:p>
                <text:p text:style-name="P9"><text:span text:style-name="T5">-</text:span></text:p>
              </table:table-cell>
              <table:table-cell>
                <text:p text:style-name="P9"><text:span text:style-name="T5">E6</text:span></text:p>
                <text:p text:style-name="P9"><text:span text:style-name="T5"/></text:p>
                <text:p text:style-name="P9"><text:span text:style-name="T5"/></text:p>
                <text:p text:style-name="P9"><text:span text:style-name="T5">-</text:span><text:span text:style-name="T6">CUT</text:span><text:span text:style-name="T5">-</text:span></text:p>
              </table:table-cell>
              <table:table-cell/>
              <table:table-cell>
                <text:p text:style-name="P9"><text:span text:style-name="T5"><text:s/>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5">H</text:span></text:p>
              </table:table-cell>
              <table:table-cell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>-</text:span><text:span text:style-name="T7">CUT</text:span><text:span text:style-name="T5">--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>-</text:span><text:span text:style-name="T7">CUT</text:span><text:span text:style-name="T5">-l</text:span></text:p>
              </table:table-cell>
              <table:table-cell>
                <text:p text:style-name="P9"><text:span text:style-name="T5">C6</text:span></text:p>
                <text:p text:style-name="P9"><text:span text:style-name="T5"/></text:p>
                <text:p text:style-name="P9"><text:span text:style-name="T5"/></text:p>
                <text:p text:style-name="P9"><text:span text:style-name="T5">-</text:span><text:span text:style-name="T7">CUT</text:span><text:span text:style-name="T5">-</text:span></text:p>
              </table:table-cell>
              <table:table-cell>
                <text:p text:style-name="P9"><text:span text:style-name="T5">B6</text:span>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G</text:span></text:p>
              </table:table-cell>
              <table:table-cell>
                <text:p text:style-name="P9"><text:span text:style-name="T5">R7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B7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able:table-cell>
              <table:table-cell>
                <text:p text:style-name="P9"><text:span text:style-name="T5">C7</text:span></text:p>
                <text:p text:style-name="P9"><text:span text:style-name="T5"/></text:p>
                <text:p text:style-name="P9"><text:span text:style-name="T5"/></text:p>
              </table:table-cell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F</text:span></text:p>
              </table:table-cell>
              <table:table-cell>
                <text:p text:style-name="P9"><text:span text:style-name="T5">pad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Wire7</text:span></text:p>
              </table:table-cell>
              <table:table-cell>
                <text:p text:style-name="P9"><text:span text:style-name="T5">P7</text:span></text:p>
              </table:table-cell>
              <table:table-cell>
                <text:p text:style-name="P9"><text:span text:style-name="T5">Wire6</text:span></text:p>
              </table:table-cell>
              <table:table-cell/>
              <table:table-cell/>
            </table:table-row>
            <table:table-row table:style-name="ro5" table:default-cell-style-name="ce1">
              <table:table-cell/>
              <table:table-cell table:style-name="ce2">
                <text:p text:style-name="P12"><text:span text:style-name="T1">GPA7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NPN7</text:span></text:p>
              </table:table-cell>
              <table:table-cell/>
              <table:table-cell>
                <text:p text:style-name="P9"><text:span text:style-name="T5">NPN6</text:span></text:p>
              </table:table-cell>
              <table:table-cell/>
              <table:table-cell/>
            </table:table-row>
            <table:table-row table:style-name="ro5" table:default-cell-style-name="ce1">
              <table:table-cell/>
              <table:table-cell table:style-name="ce2">
                <text:p text:style-name="P12"><text:span text:style-name="T1">GPB0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NPN0</text:span></text:p>
              </table:table-cell>
              <table:table-cell/>
              <table:table-cell>
                <text:p text:style-name="P9"><text:span text:style-name="T5">NPN1</text:span>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E</text:span></text:p>
              </table:table-cell>
              <table:table-cell>
                <text:p text:style-name="P9"><text:span text:style-name="T5">Pad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Wire0</text:span></text:p>
              </table:table-cell>
              <table:table-cell>
                <text:p text:style-name="P9"><text:span text:style-name="T5">P0</text:span></text:p>
              </table:table-cell>
              <table:table-cell>
                <text:p text:style-name="P9"><text:span text:style-name="T5">Wire1</text:span>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D</text:span></text:p>
              </table:table-cell>
              <table:table-cell>
                <text:p text:style-name="P9"><text:span text:style-name="T5">R0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B0</text:span></text:p>
              </table:table-cell>
              <table:table-cell>
                <text:p text:style-name="P9"><text:span text:style-name="T5">C0</text:span></text:p>
              </table:table-cell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C</text:span></text:p>
              </table:table-cell>
              <table:table-cell>
                <text:p text:style-name="P9"><text:span text:style-name="T5">-</text:span><text:span text:style-name="T7">CUT</text:span><text:span text:style-name="T5">-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-</text:span><text:span text:style-name="T7">CUT</text:span><text:span text:style-name="T5">-</text:span></text:p>
              </table:table-cell>
              <table:table-cell>
                <text:p text:style-name="P9"><text:span text:style-name="T5">-</text:span><text:span text:style-name="T6">CUT</text:span><text:span text:style-name="T5">-</text:span></text:p>
                <text:p text:style-name="P9"><text:span text:style-name="T5"/></text:p>
                <text:p text:style-name="P9"><text:span text:style-name="T5">C1</text:span></text:p>
              </table:table-cell>
              <table:table-cell>
                <text:p text:style-name="P9"><text:span text:style-name="T5">B1</text:span></text:p>
                <text:p text:style-name="P9"><text:span text:style-name="T5"/></text:p>
                <text:p text:style-name="P9"><text:span text:style-name="T5"/></text:p>
                <text:p text:style-name="P9"><text:span text:style-name="T5">-</text:span><text:span text:style-name="T7">CUT</text:span><text:span text:style-name="T5">-</text:span>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B</text:span></text:p>
              </table:table-cell>
              <table:table-cell>
                <text:p text:style-name="P9"><text:span text:style-name="T5">R0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E0</text:span></text:p>
              </table:table-cell>
              <table:table-cell>
                <text:p text:style-name="P9"><text:span text:style-name="T5">P1</text:span></text:p>
              </table:table-cell>
              <table:table-cell>
                <text:p text:style-name="P9"><text:span text:style-name="T5">E1</text:span>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 text:style-name="P10"><text:span text:style-name="T5">A</text:span></text:p>
              </table:table-cell>
              <table:table-cell>
                <text:p text:style-name="P9"><text:span text:style-name="T5">Wire0</text:span></text:p>
                <text:p text:style-name="P9"><text:span text:style-name="T5">NPN0</text:span></text:p>
              </table:table-cell>
              <table:table-cell>
                <text:p text:style-name="P9"><text:span text:style-name="T5">&gt;&gt;&gt;</text:span></text:p>
              </table:table-cell>
              <table:table-cell/>
              <table:table-cell>
                <text:p text:style-name="P9"><text:span text:style-name="T5">Wire to</text:span></text:p>
                <text:p text:style-name="P9"><text:span text:style-name="T5">ground</text:span></text:p>
              </table:table-cell>
              <table:table-cell/>
              <table:table-cell>
                <text:p text:style-name="P9"><text:span text:style-name="T5">Wire to </text:span></text:p>
                <text:p text:style-name="P9"><text:span text:style-name="T5">ground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2">
                <text:p text:style-name="P21"><text:span text:style-name="T1">-V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 table:style-name="ce2">
                <text:p text:style-name="P21"><text:span text:style-name="T1">+.3.3V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onnector draw:style-name="gr19" draw:text-style-name="P3" draw:layer="measurelines" svg:x1="17.773cm" svg:y1="15.194cm" svg:x2="17.773cm" svg:y2="15.194cm" draw:start-shape="id1" draw:end-shape="id1" svg:d="M17773 15194z" svg:viewBox="0 0 1 1">
          <text:p/>
        </draw:connector>
        <draw:line draw:style-name="gr4" draw:text-style-name="P3" draw:layer="layout" svg:x1="-1.54cm" svg:y1="4.924cm" svg:x2="-0.041cm" svg:y2="4.924cm">
          <text:p/>
        </draw:line>
        <draw:line draw:style-name="gr4" draw:text-style-name="P3" draw:layer="layout" svg:x1="-1.857cm" svg:y1="3.019cm" svg:x2="-0.358cm" svg:y2="3.019cm">
          <text:p/>
        </draw:line>
        <draw:frame draw:style-name="gr20" draw:text-style-name="P19" draw:layer="layout" svg:width="10.16cm" svg:height="1.905cm" svg:x="1.317cm" svg:y="-3.762cm">
          <draw:text-box>
            <text:p>MCP23017 GPOI to NPN transisto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0:01:15.442955462</meta:creation-date>
    <dc:date>2024-05-11T16:44:29.575650912</dc:date>
    <meta:editing-duration>P2DT3H27M32S</meta:editing-duration>
    <meta:editing-cycles>39</meta:editing-cycles>
    <meta:generator>LibreOffice/7.4.7.2$Linux_AARCH64 LibreOffice_project/40$Build-2</meta:generator>
    <meta:document-statistic meta:object-count="81"/>
  </office:meta>
</office:document-meta>
</file>